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Training</text:p>
      <text:p text:style-name="P1"/>
      <text:p text:style-name="P2">Using the tried and tested principles of the sport and exercise science, personal training with Physical Dimensions offers varied and challenging sessions and delivers great results. Whatever your age, physical limitations or health profile, Physical Dimensions will work with you to help you reach your goals in a safe and sustainable way.</text:p>
      <text:p text:style-name="P2"/>
      <text:p text:style-name="P2">Don't want to train in a busy gym? Well don't worry. At Physical Dimensions we can train wherever you like, and we always try to encourage our clients to train in the great outdoors, where our experience shows that exercise adherence is greater and goals are realised sooner.</text:p>
      <text:p text:style-name="P2"/>
      <text:p text:style-name="P2">With comprehensive health screening, fitness testing and nutritional analysis available, personal training is a must for those serious about improving their health and fitness.</text:p>
      <text:p text:style-name="P2"/>
      <text:p text:style-name="P2">With affordable packages to suit all pockets and flexible payment schemes and appointments to suit busy lifestyles, personal training is no longer the preserve of the rich and famous. So call Lee now on 07958385887 for more details on availability and prices.</text:p>
      <text:p text:style-name="P2"/>
      <text:p text:style-name="P1">Nutritional Analysis</text:p>
      <text:p text:style-name="P1"/>
      <text:p text:style-name="P2">Of all the issues surrounding health and fitness, nothing confuses people more than nutrition. For many, nutrition appears to be some dark art, and with all the mixed messages we're subjected to on a daily basis, it's not all together surprising.</text:p>
      <text:p text:style-name="P2"/>
      <text:p text:style-name="P2">But exercise and diet are really just opposite sides of the same coin – one relates to the energy expenditure, the other the energy intake; and when you understand the golden rules of nutrition, it can be quite a powerful tool.</text:p>
      <text:p text:style-name="P2"/>
      <text:p text:style-name="P2">At Physical Dimensions we offer a full nutritional analysis of your diet; looking at the ratios and quantities of macronutrients and identifying any deficiencies or excesses of your micronutrients. We look at your fluid intake and times of the day when your meals are consumed; and when we have all the required information we write you a bespoke nutrition plan designed specifically to help you reach your foals. What's more, we'll give you an in-depth explanation as to what roles the different food groups play and explain the many benefits of what eating a balanced diet can deliver.</text:p>
      <text:p text:style-name="P2"/>
      <text:p text:style-name="P2">As with everything at Physical Dimensions, everything that we do is based on solid scientific fact – no fads, no gimmicks and no celebrity endorsed diets. So if your current nutritional habits are causing you a problem just go to the 'Articles and Forms' page and download our 7-day food diary, or alternatively contact us by phone or email and we'll talk you through the analysis process.</text:p>
      <text:p text:style-name="P2"/>
      <text:p text:style-name="P1">Sports Science Support</text:p>
      <text:p text:style-name="P1"/>
      <text:p text:style-name="P2">In addition to the services that we offer to members of the general public, Physical Dimensions are also able to assist schools, sports clubs and individual athletes with a specific sports science services. With all of the services we offer deeply grounded in physical science we have accumulated valuable experiences in applying our theoretical knowledge in a practical setting.</text:p>
      <text:p text:style-name="P2"/>
      <text:p text:style-name="P2">We are already improving the fitness, conditioning and sporting performance of school pupils who have completed our unique 'Fitness Profiling' services, and we are often called upon to help fine tune athletes from a range of different sports at various performance levels.</text:p>
      <text:p text:style-name="P2"/>
      <text:p text:style-name="P2">So, whether you compete in a sport, are training for a one-off physical challenge or perhaps <text:soft-page-break/>planning a longer expedition type event, Physical Dimensions can offer performance analysis, biomechanical assessments and effective applied sports and exercise psychology. Together we can plan, supervise and analyse your performance to ensure you maximise your chances of success.</text:p>
      <text:p text:style-name="P2"/>
      <text:p text:style-name="P2">In the recent past we have worked with international athletes and sports teams across a range of disciplines including Formula 1 and American Football, and are always available for consultation to interested parties.</text:p>
      <text:p text:style-name="P2"/>
      <text:p text:style-name="P1">Adventure Challenges</text:p>
      <text:p text:style-name="P1"/>
      <text:p text:style-name="P2">Ever wondered if you could complete the notorious SAS 'Long Drag'? Or complete the Welsh 3000's? Or perhaps a 'Marathon Des Sables' type event? Perhaps that's a bit extreme, and you'd like to start with a challenging night ascent of Mt. Snowdon instead. Well if you have, you've found the right place. Physical Dimensions plans and supervises bespoke adventure challenges designed to our clients specification. We'll find you the right location, design your challenge or event, complete a risk assessment, map the area, arrange accommodation (if required) and sort out transport to and from the venue.</text:p>
      <text:p text:style-name="P2"/>
      <text:p text:style-name="P2">All you need to do is tell us how tough you want it, how many will be taking part and what your budget is then leave the rest to us. We'll consult with you at every step of the way to ensure that you're happy with our arrangements. Adventure challenges can be great for corporate team building, alternative stag or hen parties or simply to settle a bet with a group of friends. So if you're looking for a sense of adventure, call or email Lee.</text:p>
      <text:p text:style-name="P2"/>
      <text:p text:style-name="P1">Prices, Packages and Offers</text:p>
      <text:p text:style-name="P1"/>
      <text:p text:style-name="P2">60 mins personal training session £35</text:p>
      <text:p text:style-name="P2">10 x sessions £350</text:p>
      <text:p text:style-name="P2">20 x sessions £600</text:p>
      <text:p text:style-name="P2"/>
      <text:p text:style-name="P2">Detailed nutritional analysis and report £60</text:p>
      <text:p text:style-name="P2"/>
      <text:p text:style-name="P2">Fitness Package:</text:p>
      <text:p text:style-name="P2">10 x sessions</text:p>
      <text:p text:style-name="P2">1 full nutritional analysis</text:p>
      <text:p text:style-name="P2">1 comprehensive fitness assessment £400</text:p>
      <text:p text:style-name="P2"/>
      <text:p text:style-name="P2">Residential weight loss programme (Price on asking)</text:p>
      <text:p text:style-name="P2"/>
      <text:p text:style-name="P2">Non-residential weight loss programme (10 week) £400</text:p>
      <text:p text:style-name="P2"/>
      <text:p text:style-name="P2">Adventure challenges (Price on asking)</text:p>
      <text:p text:style-name="P2"/>
      <text:p text:style-name="P2">All services preceded by a free initial consultation and covered by comprehensive insur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 Pegler</meta:initial-creator>
    <meta:creation-date>2016-03-05T08:30:16.84</meta:creation-date>
    <dc:date>2016-03-06T10:49:45.39</dc:date>
    <dc:creator>Tom Pegler</dc:creator>
    <meta:editing-duration>PT2H22M53S</meta:editing-duration>
    <meta:editing-cycles>3</meta:editing-cycles>
    <meta:generator>OpenOffice/4.1.2$Win32 OpenOffice.org_project/412m3$Build-9782</meta:generator>
    <meta:document-statistic meta:table-count="0" meta:image-count="0" meta:object-count="0" meta:page-count="2" meta:paragraph-count="31" meta:word-count="862" meta:character-count="5335"/>
  </office:meta>
</office:document-meta>
</file>